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Lucida Grande', sans-serif"/>
    <style:font-face style:name="courier" svg:font-family="courier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bb56" officeooo:paragraph-rsid="0019bb56"/>
    </style:style>
    <style:style style:name="P2" style:family="paragraph" style:parent-style-name="Standard">
      <style:text-properties officeooo:rsid="001ad5c1" officeooo:paragraph-rsid="001ad5c1"/>
    </style:style>
    <style:style style:name="P3" style:family="paragraph" style:parent-style-name="Standard">
      <style:text-properties officeooo:rsid="001bfb16" officeooo:paragraph-rsid="001bfb16"/>
    </style:style>
    <style:style style:name="P4" style:family="paragraph" style:parent-style-name="Standard">
      <style:text-properties officeooo:rsid="001c4c54" officeooo:paragraph-rsid="001c4c54"/>
    </style:style>
    <style:style style:name="P5" style:family="paragraph" style:parent-style-name="Standard">
      <style:text-properties fo:font-weight="normal" officeooo:rsid="001ad5c1" officeooo:paragraph-rsid="001c4c54" style:font-weight-asian="normal" style:font-weight-complex="normal"/>
    </style:style>
    <style:style style:name="P6" style:family="paragraph" style:parent-style-name="Standard">
      <style:text-properties fo:font-weight="normal" officeooo:rsid="001fe0ca" officeooo:paragraph-rsid="001fe0ca" style:font-weight-asian="normal" style:font-weight-complex="normal"/>
    </style:style>
    <style:style style:name="P7" style:family="paragraph" style:parent-style-name="Standard">
      <style:text-properties officeooo:rsid="001d3422" officeooo:paragraph-rsid="001d3422"/>
    </style:style>
    <style:style style:name="P8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0" style:family="paragraph" style:parent-style-name="Standard">
      <style:text-properties fo:font-weight="normal" officeooo:rsid="001d3422" officeooo:paragraph-rsid="001d3422" style:font-weight-asian="normal" style:font-weight-complex="normal"/>
    </style:style>
    <style:style style:name="P11" style:family="paragraph" style:parent-style-name="Standard">
      <style:text-properties fo:font-weight="normal" officeooo:rsid="00277c74" officeooo:paragraph-rsid="00277c74" style:font-weight-asian="normal" style:font-weight-complex="normal"/>
    </style:style>
    <style:style style:name="P12" style:family="paragraph" style:parent-style-name="Standard">
      <style:text-properties fo:font-weight="normal" officeooo:rsid="00223730" officeooo:paragraph-rsid="00223730" style:font-weight-asian="normal" style:font-weight-complex="normal"/>
    </style:style>
    <style:style style:name="P13" style:family="paragraph" style:parent-style-name="Standard">
      <style:text-properties fo:font-weight="normal" officeooo:rsid="002869b0" officeooo:paragraph-rsid="002869b0" style:font-weight-asian="normal" style:font-weight-complex="normal"/>
    </style:style>
    <style:style style:name="P14" style:family="paragraph" style:parent-style-name="Standard">
      <style:text-properties officeooo:rsid="00277104" officeooo:paragraph-rsid="00277104"/>
    </style:style>
    <style:style style:name="P15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weight="normal" officeooo:rsid="00223730" officeooo:paragraph-rsid="00223730" style:font-weight-asian="normal" style:font-weight-complex="normal"/>
    </style:style>
    <style:style style:name="P16" style:family="paragraph" style:parent-style-name="Text_20_body" style:list-style-name="">
      <style:paragraph-properties fo:break-before="page"/>
    </style:style>
    <style:style style:name="P17" style:family="paragraph" style:parent-style-name="Text_20_body">
      <style:text-properties officeooo:rsid="002869b0" officeooo:paragraph-rsid="002869b0"/>
    </style:style>
    <style:style style:name="P18" style:family="paragraph" style:parent-style-name="Heading_20_2" style:list-style-name=""/>
    <style:style style:name="T1" style:family="text">
      <style:text-properties officeooo:rsid="001bfb16"/>
    </style:style>
    <style:style style:name="T2" style:family="text">
      <style:text-properties officeooo:rsid="001c4c54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c4c54" style:font-weight-asian="normal" style:font-weight-complex="normal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8"><text:a xlink:type="simple" xlink:href="#__RefHeading___Toc109_834054650" text:style-name="Index_20_Link" text:visited-style-name="Index_20_Link">Installare FreeBSD 11 su VirtualBox:<text:tab/>2</text:a></text:p>
          <text:p text:style-name="P8"><text:a xlink:type="simple" xlink:href="#__RefHeading___Toc111_834054650" text:style-name="Index_20_Link" text:visited-style-name="Index_20_Link">Docker<text:tab/>2</text:a></text:p>
          <text:p text:style-name="P9"><text:a xlink:type="simple" xlink:href="#__RefHeading___Toc113_834054650" text:style-name="Index_20_Link" text:visited-style-name="Index_20_Link">Esempio Dokerfile<text:tab/>2</text:a></text:p>
          <text:p text:style-name="P9"><text:a xlink:type="simple" xlink:href="#__RefHeading___Toc115_834054650" text:style-name="Index_20_Link" text:visited-style-name="Index_20_Link">Creare imagine docker<text:tab/>2</text:a></text:p>
          <text:p text:style-name="P9"><text:a xlink:type="simple" xlink:href="#__RefHeading___Toc117_834054650" text:style-name="Index_20_Link" text:visited-style-name="Index_20_Link">Elenco delle immagini docker<text:tab/>2</text:a></text:p>
          <text:p text:style-name="P9"><text:a xlink:type="simple" xlink:href="#__RefHeading___Toc119_834054650" text:style-name="Index_20_Link" text:visited-style-name="Index_20_Link">Avviare un immagine docker<text:tab/>2</text:a></text:p>
          <text:p text:style-name="P9"><text:a xlink:type="simple" xlink:href="#__RefHeading___Toc121_834054650" text:style-name="Index_20_Link" text:visited-style-name="Index_20_Link">Salvare un immagine docker<text:tab/>2</text:a></text:p>
          <text:p text:style-name="P9"><text:a xlink:type="simple" xlink:href="#__RefHeading___Toc123_834054650" text:style-name="Index_20_Link" text:visited-style-name="Index_20_Link">Push<text:tab/>2</text:a></text:p>
          <text:p text:style-name="P9"><text:a xlink:type="simple" xlink:href="#__RefHeading___Toc125_834054650" text:style-name="Index_20_Link" text:visited-style-name="Index_20_Link">Pull<text:tab/>2</text:a></text:p>
          <text:p text:style-name="P8"><text:a xlink:type="simple" xlink:href="#__RefHeading___Toc129_834054650" text:style-name="Index_20_Link" text:visited-style-name="Index_20_Link">Docker compose<text:tab/>3</text:a></text:p>
          <text:p text:style-name="P9"><text:a xlink:type="simple" xlink:href="#__RefHeading___Toc131_834054650" text:style-name="Index_20_Link" text:visited-style-name="Index_20_Link">Network<text:tab/>3</text:a></text:p>
        </text:index-body>
      </text:table-of-content>
      <text:h text:style-name="P18" text:outline-level="2"/>
      <text:h text:style-name="P16" text:outline-level="2"/>
      <text:h text:style-name="Heading_20_2" text:outline-level="2"><text:bookmark-start text:name="__RefHeading___Toc109_834054650"/>Installare FreeBSD 11 su VirtualBox:<text:bookmark-end text:name="__RefHeading___Toc109_834054650"/></text:h>
      <text:p text:style-name="P1"><text:a xlink:type="simple" xlink:href="https://www.youtube.com/watch?v=aa-tMUAAy5k" text:style-name="Internet_20_link" text:visited-style-name="Visited_20_Internet_20_Link">https://www.youtube.com/watch?v=aa-tMUAAy5k</text:a> </text:p>
      <text:p text:style-name="P1"/>
      <text:p text:style-name="P14"><text:a xlink:type="simple" xlink:href="https://wiki.freebsd.org/Docker" text:style-name="Internet_20_link" text:visited-style-name="Visited_20_Internet_20_Link">https://wiki.freebsd.org/Docker</text:a> </text:p>
      <text:p text:style-name="P14"/>
      <text:p text:style-name="P14">Creation of a ZFS root using raw disk:</text:p>
      <text:p text:style-name="P14"><text:a xlink:type="simple" xlink:href="https://wiki.freebsd.org/Docker#zroot" text:style-name="Internet_20_link" text:visited-style-name="Visited_20_Internet_20_Link">https://wiki.freebsd.org/Docker#zroot</text:a> </text:p>
      <text:p text:style-name="P1"><text:s/></text:p>
      <text:p text:style-name="P1"/>
      <text:h text:style-name="Heading_20_2" text:outline-level="2"><text:bookmark-start text:name="__RefHeading___Toc111_834054650"/>Docker<text:bookmark-end text:name="__RefHeading___Toc111_834054650"/></text:h>
      <text:p text:style-name="P17"><text:a xlink:type="simple" xlink:href="https://www.youtube.com/watch?v=Qw9zlE3t8Ko&amp;t=86s" text:style-name="Internet_20_link" text:visited-style-name="Visited_20_Internet_20_Link">https://www.youtube.com/watch?v=Qw9zlE3t8Ko&amp;t=86s</text:a> </text:p>
      <text:p text:style-name="P1"/>
      <text:h text:style-name="Heading_20_3" text:outline-level="3"><text:bookmark-start text:name="__RefHeading___Toc113_834054650"/>Esempio Dokerfile<text:bookmark-end text:name="__RefHeading___Toc113_834054650"/></text:h>
      <text:p text:style-name="P5"><text:span text:style-name="T1">../docker-demo/docker-demo-server/Dockerfile</text:span>:</text:p>
      <text:p text:style-name="P2">FROM openjdk:8</text:p>
      <text:p text:style-name="P2">EXPOSE <text:span text:style-name="T2">8</text:span>080:<text:span text:style-name="T2">8</text:span>080</text:p>
      <text:p text:style-name="P2">ADD target/docker-demo-server.jar docker-demo-server.jar</text:p>
      <text:p text:style-name="P2">ENTRYPOINT ["java","-jar","docker-demo-server.jar"]</text:p>
      <text:p text:style-name="P2"/>
      <text:h text:style-name="Heading_20_3" text:outline-level="3"><text:bookmark-start text:name="__RefHeading___Toc115_834054650"/>Creare imagine docker<text:bookmark-end text:name="__RefHeading___Toc115_834054650"/></text:h>
      <text:p text:style-name="P3">../docker-demo/docker-demo-server$ <text:s/>docker build -t docker-demo-server .</text:p>
      <text:p text:style-name="P3"/>
      <text:p text:style-name="P3">Dove ‘docker-demo-server’ è il nome finale dell’immagine e con ‘.’ indico che la root dell’immagine è la cartella corrente</text:p>
      <text:p text:style-name="P3"/>
      <text:h text:style-name="Heading_20_3" text:outline-level="3"><text:bookmark-start text:name="__RefHeading___Toc117_834054650"/>Elenco delle immagini docker<text:bookmark-end text:name="__RefHeading___Toc117_834054650"/></text:h>
      <text:p text:style-name="P4">$ docker image ls</text:p>
      <text:p text:style-name="P4"/>
      <text:h text:style-name="Heading_20_3" text:outline-level="3"><text:bookmark-start text:name="__RefHeading___Toc119_834054650"/>Avviare un immagine docker<text:bookmark-end text:name="__RefHeading___Toc119_834054650"/></text:h>
      <text:p text:style-name="P4">$ docker run -p 8080:8080 docker-demo-server</text:p>
      <text:p text:style-name="P4"/>
      <text:p text:style-name="P7">Dove <text:s/><text:span text:style-name="T2">8080:8080</text:span><text:span text:style-name="T4">, </text:span><text:span text:style-name="T3">la prima porta è la porta esposta nella macchina corrente. La seconda è quella esposta dall’immagine docker.</text:span></text:p>
      <text:p text:style-name="P10"/>
      <text:h text:style-name="Heading_20_3" text:outline-level="3"><text:bookmark-start text:name="__RefHeading___Toc121_834054650"/>Salvare un immagine docker<text:bookmark-end text:name="__RefHeading___Toc121_834054650"/></text:h>
      <text:p text:style-name="P6">…</text:p>
      <text:p text:style-name="P6"/>
      <text:h text:style-name="Heading_20_3" text:outline-level="3"><text:bookmark-start text:name="__RefHeading___Toc123_834054650"/>Push<text:bookmark-end text:name="__RefHeading___Toc123_834054650"/></text:h>
      <text:p text:style-name="P11">../docker-demo$ docker tag docker-demo-server dasko88/docker-demo-server</text:p>
      <text:p text:style-name="P11">../docker-demo$ docker push dasko88/docker-demo-server</text:p>
      <text:p text:style-name="P6"><text:soft-page-break/></text:p>
      <text:h text:style-name="Heading_20_3" text:outline-level="3"><text:bookmark-start text:name="__RefHeading___Toc125_834054650"/>Pull<text:bookmark-end text:name="__RefHeading___Toc125_834054650"/></text:h>
      <text:p text:style-name="P11">$ docker pull dasko88/dockerimg</text:p>
      <text:p text:style-name="P11"/>
      <text:h text:style-name="Heading_20_2" text:outline-level="2"><text:bookmark-start text:name="__RefHeading___Toc129_834054650"/>Docker compose<text:bookmark-end text:name="__RefHeading___Toc129_834054650"/></text:h>
      <text:h text:style-name="Heading_20_3" text:outline-level="3"><text:bookmark-start text:name="__RefHeading___Toc131_834054650"/>Network<text:bookmark-end text:name="__RefHeading___Toc131_834054650"/></text:h>
      <text:p text:style-name="P12"><text:a xlink:type="simple" xlink:href="https://docs.docker.com/compose/networking/" text:style-name="Internet_20_link" text:visited-style-name="Visited_20_Internet_20_Link">https://docs.docker.com/compose/networking/</text:a></text:p>
      <text:p text:style-name="P15"/>
      <text:p text:style-name="P12"/>
      <text:p text:style-name="P13"><text:a xlink:type="simple" xlink:href="https://github.com/dasko88/docker-demo" text:style-name="Internet_20_link" text:visited-style-name="Visited_20_Internet_20_Link">https://github.com/dasko88/docker-demo</text:a></text:p>
      <text:p text:style-name="P13"/>
      <text:p text:style-name="P12"/>
      <text:p text:style-name="P13">Problema alias-hostname:</text:p>
      <text:p text:style-name="P13"><text:a xlink:type="simple" xlink:href="https://github.com/docker/compose/issues/3736" text:style-name="Internet_20_link" text:visited-style-name="Visited_20_Internet_20_Link">https://github.com/docker/compose/issues/3736</text:a></text:p>
      <text:p text:style-name="P13"><text:a xlink:type="simple" xlink:href="https://github.com/docker/compose/issues/2925" text:style-name="Internet_20_link" text:visited-style-name="Visited_20_Internet_20_Link">https://github.com/docker/compose/issues/2925</text:a> </text:p>
      <text:p text:style-name="P13"><text:a xlink:type="simple" xlink:href="https://docs.docker.com/compose/compose-file/#networks" text:style-name="Internet_20_link" text:visited-style-name="Visited_20_Internet_20_Link">https://docs.docker.com/compose/compose-file/#networks</text:a></text:p>
      <text:p text:style-name="P13">https://stackoverflow.com/questions/46239662/docker-compose-hostname-command-not-work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Lucida Grande', sans-serif"/>
    <style:font-face style:name="courier" svg:font-family="courier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6T09:47:40.440638404</meta:creation-date>
    <dc:date>2017-11-26T20:15:35.617454212</dc:date>
    <meta:editing-duration>PT6H25M19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3" meta:paragraph-count="50" meta:word-count="168" meta:character-count="1678" meta:non-whitespace-character-count="1551"/>
  </office:meta>
</office:document-meta>
</file>